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>
      <style:text-properties style:font-name="Courier New" fo:font-size="10pt" style:font-size-asian="10pt" style:font-size-complex="10pt"/>
    </style:style>
    <style:style style:name="ce9" style:family="table-cell" style:parent-style-name="Default">
      <style:table-cell-properties fo:background-color="#cccccc" fo:border="0.74pt solid #000000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2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2">
      <style:table-cell-properties fo:background-color="#cccccc" fo:border="0.74pt solid #000000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cccccc" fo:border="0.74pt solid #000000"/>
      <style:text-properties style:font-name="Courier New" fo:font-size="10pt" style:font-size-asian="10pt" style:font-size-complex="10pt"/>
    </style:style>
    <style:style style:name="ce14" style:family="table-cell" style:parent-style-name="Default" style:data-style-name="N2">
      <style:table-cell-properties fo:background-color="#3465a4" fo:border="0.74pt solid #000000"/>
      <style:text-properties fo:color="#ffffff" style:font-name="Courier New" fo:font-size="10pt" style:font-size-asian="10pt" style:font-size-complex="10pt"/>
      <style:map style:condition="cell-content()&gt;500" style:apply-style-name="Sense_20_títol2" style:base-cell-address="Full1.B4"/>
    </style:style>
    <style:style style:name="ce15" style:family="table-cell" style:parent-style-name="Default" style:data-style-name="N2">
      <style:table-cell-properties fo:background-color="#3465a4" fo:border="0.74pt solid #000000"/>
      <style:text-properties fo:color="#ffffff" style:font-name="Courier New" fo:font-size="10pt" style:font-size-asian="10pt" style:font-size-complex="10pt"/>
    </style:style>
    <style:style style:name="ce16" style:family="table-cell" style:parent-style-name="Default" style:data-style-name="N2">
      <style:text-properties style:font-name="Courier New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2">
      <style:table-cell-properties fo:background-color="#3465a4" fo:border="0.74pt solid #000000"/>
      <style:text-properties fo:color="#ffffff" style:font-name="Courier New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2">
      <style:text-properties style:font-name="Courier New" fo:font-size="10pt" style:font-size-asian="10pt" style:font-size-complex="10pt"/>
    </style:style>
    <style:style style:name="ce19" style:family="table-cell" style:parent-style-name="Default" style:data-style-name="N2"/>
    <style:style style:name="ce20" style:family="table-cell" style:parent-style-name="Default">
      <style:table-cell-properties fo:background-color="#cccccc" style:text-align-source="fix" style:repeat-content="false" fo:wrap-option="wrap" fo:border="0.74pt solid #000000"/>
      <style:paragraph-properties fo:text-align="center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2">
      <style:table-cell-properties fo:background-color="#3465a4" fo:border="0.74pt solid #000000"/>
      <style:text-properties fo:color="#ffffff" style:font-name="Courier New" fo:font-size="10pt" fo:font-weight="bold" style:font-size-asian="10pt" style:font-weight-asian="bold" style:font-size-complex="10pt" style:font-weight-complex="bold"/>
      <style:map style:condition="cell-content()&gt;500" style:apply-style-name="Sense_20_títol2" style:base-cell-address="Full1.B4"/>
    </style:style>
    <style:style style:name="ce22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Courier New" fo:font-size="10pt" style:font-size-asian="10pt" style:font-size-complex="10pt"/>
    </style:style>
    <style:style style:name="ce23" style:family="table-cell" style:parent-style-name="Default" style:data-style-name="N2">
      <style:table-cell-properties fo:background-color="#3465a4" fo:border="0.74pt solid #000000"/>
      <style:text-properties fo:color="#3d3d3d" style:text-outline="false" style:text-line-through-style="none" style:text-line-through-type="none" style:font-name="Ubuntu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bold" style:font-name-complex="Ubuntu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&gt;500" style:apply-style-name="Sense_20_títol2" style:base-cell-address="Full1.B4"/>
    </style:style>
    <style:style style:name="ce24" style:family="table-cell" style:parent-style-name="Default" style:data-style-name="N2">
      <style:table-cell-properties fo:background-color="#3465a4" fo:border="0.74pt solid #000000"/>
      <style:text-properties fo:color="#ffffff" style:text-outline="false" style:text-line-through-style="none" style:text-line-through-type="none" style:font-name="Ubuntu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bold" style:font-name-complex="Ubuntu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&gt;500" style:apply-style-name="Sense_20_títol2" style:base-cell-address="Full1.B4"/>
    </style:style>
    <style:style style:name="ce25" style:family="table-cell" style:parent-style-name="Default" style:data-style-name="N11">
      <style:table-cell-properties fo:background-color="#3465a4" fo:border="0.74pt solid #000000"/>
      <style:text-properties fo:color="#ffffff" style:font-name="Courier New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ce9"/>
        <table:table-column table:style-name="co1" table:default-cell-style-name="ce17"/>
        <table:table-column table:style-name="co1" table:default-cell-style-name="ce14"/>
        <table:table-column table:style-name="co1" table:default-cell-style-name="ce11"/>
        <table:table-column table:style-name="co1" table:default-cell-style-name="ce17"/>
        <table:table-column table:style-name="co1" table:default-cell-style-name="ce14"/>
        <table:table-column table:style-name="co1" table:default-cell-style-name="ce15"/>
        <table:table-column table:style-name="co1" table:default-cell-style-name="ce21"/>
        <table:table-column table:style-name="co1" table:number-columns-repeated="2" table:default-cell-style-name="ce8"/>
        <table:table-row table:style-name="ro1">
          <table:table-cell table:style-name="ce8"/>
          <table:table-cell table:style-name="ce12" office:value-type="string" calcext:value-type="string" table:number-columns-spanned="6" table:number-rows-spanned="1">
            <text:p>MES</text:p>
          </table:table-cell>
          <table:covered-table-cell table:number-columns-repeated="5" table:style-name="ce13"/>
          <table:table-cell table:style-name="ce8"/>
          <table:table-cell table:number-columns-repeated="2"/>
        </table:table-row>
        <table:table-row table:style-name="ro1">
          <table:table-cell table:style-name="ce8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8"/>
          <table:table-cell table:number-columns-repeated="2"/>
        </table:table-row>
        <table:table-row table:style-name="ro2">
          <table:table-cell office:value-type="string" calcext:value-type="string">
            <text:p>CONCEPTO</text:p>
          </table:table-cell>
          <table:table-cell table:style-name="ce13" table:number-columns-repeated="5"/>
          <table:table-cell table:style-name="ce20" office:value-type="string" calcext:value-type="string">
            <text:p>TOTAL POR CONCEPTOS</text:p>
          </table:table-cell>
          <table:table-cell table:style-name="ce12" office:value-type="string" calcext:value-type="string">
            <text:p>MITJANA</text:p>
          </table:table-cell>
          <table:table-cell table:style-name="ce20" office:value-type="string" calcext:value-type="string">
            <text:p>% per concepte</text:p>
          </table:table-cell>
          <table:table-cell/>
        </table:table-row>
        <table:table-row table:style-name="ro1">
          <table:table-cell office:value-type="string" calcext:value-type="string">
            <text:p>CARNE</text:p>
          </table:table-cell>
          <table:table-cell table:style-name="ce14" office:value-type="float" office:value="901.52" calcext:value-type="float">
            <text:p>901,52</text:p>
          </table:table-cell>
          <table:table-cell office:value-type="float" office:value="950.53" calcext:value-type="float">
            <text:p>950,53</text:p>
          </table:table-cell>
          <table:table-cell table:style-name="ce14" office:value-type="float" office:value="960.02" calcext:value-type="float">
            <text:p>960,02</text:p>
          </table:table-cell>
          <table:table-cell table:style-name="ce14" office:value-type="float" office:value="925.45" calcext:value-type="float">
            <text:p>925,45</text:p>
          </table:table-cell>
          <table:table-cell office:value-type="float" office:value="890.32" calcext:value-type="float">
            <text:p>890,32</text:p>
          </table:table-cell>
          <table:table-cell table:formula="of:=SUM([.B4:.F4])" office:value-type="float" office:value="4627.84" calcext:value-type="float">
            <text:p>4627,84</text:p>
          </table:table-cell>
          <table:table-cell table:formula="of:=AVERAGE([.B4:.F4])" office:value-type="float" office:value="925.568" calcext:value-type="float">
            <text:p>925,57</text:p>
          </table:table-cell>
          <table:table-cell table:style-name="ce25" table:formula="of:=[.G4]/[.$G$8]" office:value-type="percentage" office:value="0.295678963835577" calcext:value-type="percentage">
            <text:p>29,57%</text:p>
          </table:table-cell>
          <table:table-cell/>
        </table:table-row>
        <table:table-row table:style-name="ro1">
          <table:table-cell office:value-type="string" calcext:value-type="string">
            <text:p>PESCADO</text:p>
          </table:table-cell>
          <table:table-cell table:style-name="ce14" office:value-type="float" office:value="1322.23" calcext:value-type="float">
            <text:p>1322,23</text:p>
          </table:table-cell>
          <table:table-cell office:value-type="float" office:value="1300.5" calcext:value-type="float">
            <text:p>1300,50</text:p>
          </table:table-cell>
          <table:table-cell table:style-name="ce14" office:value-type="float" office:value="1315.42" calcext:value-type="float">
            <text:p>1315,42</text:p>
          </table:table-cell>
          <table:table-cell table:style-name="ce14" office:value-type="float" office:value="1348.65" calcext:value-type="float">
            <text:p>1348,65</text:p>
          </table:table-cell>
          <table:table-cell office:value-type="float" office:value="1360.75" calcext:value-type="float">
            <text:p>1360,75</text:p>
          </table:table-cell>
          <table:table-cell table:formula="of:=SUM([.B5:.F5])" office:value-type="float" office:value="6647.55" calcext:value-type="float">
            <text:p>6647,55</text:p>
          </table:table-cell>
          <table:table-cell table:formula="of:=AVERAGE([.B5:.F5])" office:value-type="float" office:value="1329.51" calcext:value-type="float">
            <text:p>1329,51</text:p>
          </table:table-cell>
          <table:table-cell table:style-name="ce25" table:formula="of:=[.G5]/[.$G$8]" office:value-type="percentage" office:value="0.424720970484111" calcext:value-type="percentage">
            <text:p>42,47%</text:p>
          </table:table-cell>
          <table:table-cell/>
        </table:table-row>
        <table:table-row table:style-name="ro1">
          <table:table-cell office:value-type="string" calcext:value-type="string">
            <text:p>VERDURA</text:p>
          </table:table-cell>
          <table:table-cell table:style-name="ce14" office:value-type="float" office:value="474.8" calcext:value-type="float">
            <text:p>474,80</text:p>
          </table:table-cell>
          <table:table-cell office:value-type="float" office:value="500.78" calcext:value-type="float">
            <text:p>500,78</text:p>
          </table:table-cell>
          <table:table-cell table:style-name="ce14" office:value-type="float" office:value="510.95" calcext:value-type="float">
            <text:p>510,95</text:p>
          </table:table-cell>
          <table:table-cell table:style-name="ce14" office:value-type="float" office:value="490.65" calcext:value-type="float">
            <text:p>490,65</text:p>
          </table:table-cell>
          <table:table-cell office:value-type="float" office:value="575.42" calcext:value-type="float">
            <text:p>575,42</text:p>
          </table:table-cell>
          <table:table-cell table:formula="of:=SUM([.B6:.F6])" office:value-type="float" office:value="2552.6" calcext:value-type="float">
            <text:p>2552,60</text:p>
          </table:table-cell>
          <table:table-cell table:formula="of:=AVERAGE([.B6:.F6])" office:value-type="float" office:value="510.52" calcext:value-type="float">
            <text:p>510,52</text:p>
          </table:table-cell>
          <table:table-cell table:style-name="ce25" table:formula="of:=[.G6]/[.$G$8]" office:value-type="percentage" office:value="0.16308907029774" calcext:value-type="percentage">
            <text:p>16,31%</text:p>
          </table:table-cell>
          <table:table-cell/>
        </table:table-row>
        <table:table-row table:style-name="ro1">
          <table:table-cell office:value-type="string" calcext:value-type="string">
            <text:p>FRUTA</text:p>
          </table:table-cell>
          <table:table-cell table:style-name="ce14" office:value-type="float" office:value="360.61" calcext:value-type="float">
            <text:p>360,61</text:p>
          </table:table-cell>
          <table:table-cell office:value-type="float" office:value="370.78" calcext:value-type="float">
            <text:p>370,78</text:p>
          </table:table-cell>
          <table:table-cell table:style-name="ce14" office:value-type="float" office:value="375.95" calcext:value-type="float">
            <text:p>375,95</text:p>
          </table:table-cell>
          <table:table-cell table:style-name="ce14" office:value-type="float" office:value="360.45" calcext:value-type="float">
            <text:p>360,45</text:p>
          </table:table-cell>
          <table:table-cell office:value-type="float" office:value="355.79" calcext:value-type="float">
            <text:p>355,79</text:p>
          </table:table-cell>
          <table:table-cell table:formula="of:=SUM([.B7:.F7])" office:value-type="float" office:value="1823.58" calcext:value-type="float">
            <text:p>1823,58</text:p>
          </table:table-cell>
          <table:table-cell table:formula="of:=AVERAGE([.B7:.F7])" office:value-type="float" office:value="364.716" calcext:value-type="float">
            <text:p>364,72</text:p>
          </table:table-cell>
          <table:table-cell table:style-name="ce25" table:formula="of:=[.G7]/[.$G$8]" office:value-type="percentage" office:value="0.116510995382572" calcext:value-type="percentage">
            <text:p>11,65%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style-name="ce15" table:formula="of:=SUM([.B4:.B7])" office:value-type="float" office:value="3059.16" calcext:value-type="float">
            <text:p>3059,16</text:p>
          </table:table-cell>
          <table:table-cell table:style-name="ce15" table:formula="of:=SUM([.C4:.C7])" office:value-type="float" office:value="3122.59" calcext:value-type="float">
            <text:p>3122,59</text:p>
          </table:table-cell>
          <table:table-cell table:style-name="ce15" table:formula="of:=SUM([.D4:.D7])" office:value-type="float" office:value="3162.34" calcext:value-type="float">
            <text:p>3162,34</text:p>
          </table:table-cell>
          <table:table-cell table:style-name="ce15" table:formula="of:=SUM([.E4:.E7])" office:value-type="float" office:value="3125.2" calcext:value-type="float">
            <text:p>3125,20</text:p>
          </table:table-cell>
          <table:table-cell table:style-name="ce15" table:formula="of:=SUM([.F4:.F7])" office:value-type="float" office:value="3182.28" calcext:value-type="float">
            <text:p>3182,28</text:p>
          </table:table-cell>
          <table:table-cell table:formula="of:=SUM([.G4:.G7])" office:value-type="float" office:value="15651.57" calcext:value-type="float">
            <text:p>15651,57</text:p>
          </table:table-cell>
          <table:table-cell table:style-name="ce15"/>
          <table:table-cell table:style-name="ce25" table:formula="of:=SUM([.I4:.I7])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table:style-name="ce8" table:number-columns-repeated="8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MÁXIMO POR CONCEPTO</text:p>
          </table:table-cell>
          <table:covered-table-cell table:style-name="ce16"/>
          <table:table-cell table:style-name="ce18"/>
          <table:table-cell table:style-name="ce10" office:value-type="string" calcext:value-type="string" table:number-columns-spanned="2" table:number-rows-spanned="1">
            <text:p>MÍNIMO POR CONCEPTO</text:p>
          </table:table-cell>
          <table:covered-table-cell table:style-name="ce16"/>
          <table:table-cell table:style-name="ce8"/>
          <table:table-cell table:style-name="ce12" office:value-type="string" calcext:value-type="string" table:number-columns-spanned="3" table:number-rows-spanned="1">
            <text:p>MITJANA ARRODONIDA</text:p>
          </table:table-cell>
          <table:covered-table-cell table:style-name="ce22"/>
          <table:covered-table-cell/>
          <table:table-cell/>
        </table:table-row>
        <table:table-row table:style-name="ro1">
          <table:table-cell table:style-name="ce11" office:value-type="string" calcext:value-type="string">
            <text:p>CARNE</text:p>
          </table:table-cell>
          <table:table-cell table:formula="of:=MAX([.B4:.F4])" office:value-type="float" office:value="960.02" calcext:value-type="float">
            <text:p>960,02</text:p>
          </table:table-cell>
          <table:table-cell table:style-name="ce18"/>
          <table:table-cell office:value-type="string" calcext:value-type="string">
            <text:p>CARNE</text:p>
          </table:table-cell>
          <table:table-cell table:formula="of:=MIN([.B4:.F4])" office:value-type="float" office:value="890.32" calcext:value-type="float">
            <text:p>890,32</text:p>
          </table:table-cell>
          <table:table-cell table:style-name="ce8" table:number-columns-repeated="2"/>
          <table:table-cell table:style-name="ce23" table:formula="of:=ROUND(AVERAGE([.B4:.F4]); 2)" office:value-type="float" office:value="925.57" calcext:value-type="float">
            <text:p>925,57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PESCADO</text:p>
          </table:table-cell>
          <table:table-cell table:formula="of:=MAX([.B5:.F5])" office:value-type="float" office:value="1360.75" calcext:value-type="float">
            <text:p>1360,75</text:p>
          </table:table-cell>
          <table:table-cell table:style-name="ce18"/>
          <table:table-cell office:value-type="string" calcext:value-type="string">
            <text:p>PESCADO</text:p>
          </table:table-cell>
          <table:table-cell table:formula="of:=MIN([.B5:.F5])" office:value-type="float" office:value="1300.5" calcext:value-type="float">
            <text:p>1300,50</text:p>
          </table:table-cell>
          <table:table-cell table:style-name="ce8" table:number-columns-repeated="2"/>
          <table:table-cell table:style-name="ce23" table:formula="of:=ROUND(AVERAGE([.B5:.F5]); 2)" office:value-type="float" office:value="1329.51" calcext:value-type="float">
            <text:p>1329,51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VERDURA</text:p>
          </table:table-cell>
          <table:table-cell table:formula="of:=MAX([.B6:.F6])" office:value-type="float" office:value="575.42" calcext:value-type="float">
            <text:p>575,42</text:p>
          </table:table-cell>
          <table:table-cell table:style-name="ce19"/>
          <table:table-cell office:value-type="string" calcext:value-type="string">
            <text:p>VERDURA</text:p>
          </table:table-cell>
          <table:table-cell table:formula="of:=MIN([.B6:.F6])" office:value-type="float" office:value="474.8" calcext:value-type="float">
            <text:p>474,80</text:p>
          </table:table-cell>
          <table:table-cell table:style-name="Default" table:number-columns-repeated="2"/>
          <table:table-cell table:style-name="ce23" table:formula="of:=ROUND(AVERAGE([.B6:.F6]); 2)" office:value-type="float" office:value="510.52" calcext:value-type="float">
            <text:p>510,52</text:p>
          </table:table-cell>
          <table:table-cell table:style-name="Default" table:number-columns-repeated="2"/>
        </table:table-row>
        <table:table-row table:style-name="ro1">
          <table:table-cell table:style-name="ce11" office:value-type="string" calcext:value-type="string">
            <text:p>FRUTA</text:p>
          </table:table-cell>
          <table:table-cell table:formula="of:=MAX([.B7:.F7])" office:value-type="float" office:value="375.95" calcext:value-type="float">
            <text:p>375,95</text:p>
          </table:table-cell>
          <table:table-cell table:style-name="ce19"/>
          <table:table-cell office:value-type="string" calcext:value-type="string">
            <text:p>FRUTA</text:p>
          </table:table-cell>
          <table:table-cell table:formula="of:=MIN([.B7:.F7])" office:value-type="float" office:value="355.79" calcext:value-type="float">
            <text:p>355,79</text:p>
          </table:table-cell>
          <table:table-cell table:style-name="Default" table:number-columns-repeated="2"/>
          <table:table-cell table:style-name="ce24" table:formula="of:=ROUND(AVERAGE([.B7:.F7]); 2)" office:value-type="float" office:value="364.72" calcext:value-type="float">
            <text:p>364,72</text:p>
          </table:table-cell>
          <table:table-cell table:style-name="Default" table:number-columns-repeated="2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formula="of:=MAX([.B8:.F8])" office:value-type="float" office:value="3182.28" calcext:value-type="float">
            <text:p>3182,28</text:p>
          </table:table-cell>
          <table:table-cell table:style-name="ce19"/>
          <table:table-cell office:value-type="string" calcext:value-type="string">
            <text:p>TOTAL</text:p>
          </table:table-cell>
          <table:table-cell table:formula="of:=MIN([.B8:.F8])" office:value-type="float" office:value="3059.16" calcext:value-type="float">
            <text:p>3059,16</text:p>
          </table:table-cell>
          <table:table-cell table:style-name="Default" table:number-columns-repeated="5"/>
        </table:table-row>
        <calcext:conditional-formats>
          <calcext:conditional-format calcext:target-range-address="Full1.B4:Full1.F7 Full1.H4:Full1.H7 Full1.H11:Full1.H14">
            <calcext:condition calcext:apply-style-name="Sense títol2" calcext:value="&gt;500" calcext:base-cell-address="Full1.B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">
      <number:number number:decimal-places="1" number:min-decimal-places="1" number:min-integer-digits="1"/>
    </number:number-style>
    <number:number-style style:name="N10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nse_20_títol1" style:display-name="Sense títol1" style:family="table-cell" style:parent-style-name="Default">
      <style:text-properties fo:color="#ffffff" style:font-name="Courier New1" fo:font-family="'Courier New'" style:font-style-name="Normal" style:font-family-generic="modern" style:font-pitch="fixed" style:text-overline-style="solid" style:text-overline-width="auto" style:text-overline-color="#ff0000"/>
    </style:style>
    <style:style style:name="Sense_20_títol2" style:display-name="Sense títol2" style:family="table-cell" style:parent-style-name="Default">
      <style:table-cell-properties fo:background-color="#ff0000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ume Sampol</meta:initial-creator>
    <meta:creation-date>2022-11-14T12:33:43.107601729</meta:creation-date>
    <meta:editing-cycles>2</meta:editing-cycles>
    <meta:editing-duration>PT13M28S</meta:editing-duration>
    <dc:date>2022-11-15T08:33:59.022047785</dc:date>
    <dc:creator>Jaume Sampol</dc:creator>
    <meta:generator>LibreOffice/7.3.5.2$Linux_X86_64 LibreOffice_project/30$Build-2</meta:generator>
    <meta:document-statistic meta:table-count="1" meta:cell-count="81" meta:object-count="0"/>
  </office:meta>
</office:document-meta>
</file>